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24cm"/>
      <style:paragraph-properties style:writing-mode="lr-tb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6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006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3cm" svg:stroke-color="#bf0041" draw:marker-start-width="0.279cm" draw:marker-end-width="0.279cm" draw:fill="none" draw:textarea-vertical-align="middle" draw:auto-grow-height="false" fo:min-height="0.344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3.556cm"/>
      <style:paragraph-properties style:writing-mode="lr-tb"/>
    </style:style>
    <style:style style:name="gr13" style:family="graphic" style:parent-style-name="standard">
      <style:graphic-properties draw:stroke="none" draw:fill="none" fo:min-height="0.577cm"/>
      <style:paragraph-properties style:writing-mode="lr-tb"/>
    </style:style>
    <style:style style:name="gr14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4" style:family="graphic" style:parent-style-name="objectwithoutfill">
      <style:graphic-properties svg:stroke-width="0.053cm" svg:stroke-color="#bf004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6" style:family="paragraph">
      <style:text-properties fo:language="en" fo:country="US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8" style:family="paragraph">
      <loext:graphic-properties draw:fill="none"/>
      <style:paragraph-properties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  <style:text-properties fo:color="#bf0041" fo:language="en" fo:country="US"/>
    </style:style>
    <style:style style:name="P10" style:family="paragraph">
      <style:text-properties fo:color="#bf0041"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color="#bf0041" fo:language="en" fo:country="US"/>
    </style:style>
    <style:style style:name="P12" style:family="paragraph">
      <loext:graphic-properties draw:fill="none"/>
      <style:paragraph-properties fo:text-align="center"/>
      <style:text-properties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14" style:family="paragraph">
      <style:paragraph-properties fo:text-align="center" style:writing-mode="lr-tb"/>
      <style:text-properties fo:color="#3faf46" fo:font-size="18pt"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6" style:family="paragraph">
      <loext:graphic-properties draw:fill="none"/>
      <style:paragraph-properties fo:text-align="center" style:writing-mode="lr-tb"/>
      <style:text-properties fo:language="en" fo:country="US"/>
    </style:style>
    <style:style style:name="P17" style:family="paragraph">
      <style:paragraph-properties fo:text-align="center" style:writing-mode="lr-tb"/>
      <style:text-properties fo:color="#000000" fo:language="en" fo:country="US"/>
    </style:style>
    <style:style style:name="P18" style:family="paragraph">
      <loext:graphic-properties draw:fill="none"/>
      <style:paragraph-properties fo:text-align="center" style:writing-mode="lr-tb"/>
      <style:text-properties fo:color="#000000" fo:language="en" fo:country="US"/>
    </style:style>
    <style:style style:name="P19" style:family="paragraph">
      <style:text-properties fo:color="#069a2e" fo:language="en" fo:country="US"/>
    </style:style>
    <style:style style:name="P20" style:family="paragraph">
      <loext:graphic-properties draw:fill="none" draw:fill-color="#ffffff"/>
      <style:paragraph-properties style:writing-mode="lr-tb"/>
      <style:text-properties fo:color="#069a2e" fo:language="en" fo:country="US"/>
    </style:style>
    <style:style style:name="P21" style:family="paragraph">
      <style:text-properties fo:color="#000000" fo:language="en" fo:country="US"/>
    </style:style>
    <style:style style:name="P22" style:family="paragraph">
      <loext:graphic-properties draw:fill="none" draw:fill-color="#ffffff"/>
      <style:paragraph-properties style:writing-mode="lr-tb"/>
      <style:text-properties fo:color="#000000" fo:language="en" fo:country="US"/>
    </style:style>
    <style:style style:name="T1" style:family="text">
      <style:text-properties fo:font-size="18pt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color="#3faf46" style:font-name="OpenSymbol1" fo:font-size="18pt" style:font-name-asian="OpenSymbol1" style:font-name-complex="OpenSymbol1"/>
    </style:style>
    <style:style style:name="T6" style:family="text">
      <style:text-properties fo:color="#3faf46" fo:font-size="18pt"/>
    </style:style>
    <style:style style:name="T7" style:family="text">
      <style:text-properties fo:color="#000000"/>
    </style:style>
    <style:style style:name="T8" style:family="text">
      <style:text-properties fo:color="#069a2e"/>
    </style:style>
    <style:style style:name="T9" style:family="text">
      <style:text-properties fo:color="#bf004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44cm" svg:height="1.267cm" svg:x="1.9cm" svg:y="0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6cm" svg:y="0.13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6cm" svg:y="2.43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cm" svg:y="3.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6cm" svg:y="1.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0.7cm" svg:x2="5.15cm" svg:y2="0.78cm">
          <text:p/>
        </draw:line>
        <draw:line draw:style-name="gr2" draw:text-style-name="P3" draw:layer="layout" svg:x1="1.3cm" svg:y1="2.1cm" svg:x2="2.1cm" svg:y2="1.2cm">
          <text:p/>
        </draw:line>
        <draw:line draw:style-name="gr2" draw:text-style-name="P3" draw:layer="layout" svg:x1="3cm" svg:y1="1.2cm" svg:x2="4.7cm" svg:y2="2.6cm">
          <text:p/>
        </draw:line>
        <draw:line draw:style-name="gr2" draw:text-style-name="P3" draw:layer="layout" svg:x1="3cm" svg:y1="3.9cm" svg:x2="4.5cm" svg:y2="3.3cm">
          <text:p/>
        </draw:line>
        <draw:line draw:style-name="gr2" draw:text-style-name="P3" draw:layer="layout" svg:x1="5.4cm" svg:y1="2.5cm" svg:x2="5.7cm" svg:y2="1.4cm">
          <text:p/>
        </draw:line>
        <draw:custom-shape draw:style-name="gr1" draw:text-style-name="P2" draw:layer="layout" svg:width="1.344cm" svg:height="1.267cm" svg:x="10.901cm" svg:y="0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4.157cm" svg:y="0.13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3.457cm" svg:y="2.43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0.701cm" svg:y="3.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9.157cm" svg:y="1.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2.1cm" svg:x2="11.1cm" svg:y2="1.2cm">
          <text:p/>
        </draw:line>
        <draw:line draw:style-name="gr3" draw:text-style-name="P3" draw:layer="layout" svg:x1="12cm" svg:y1="1.2cm" svg:x2="13.64cm" svg:y2="2.6cm">
          <text:p/>
        </draw:line>
        <draw:line draw:style-name="gr3" draw:text-style-name="P3" draw:layer="layout" svg:x1="12.26cm" svg:y1="0.72cm" svg:x2="14.14cm" svg:y2="0.78cm">
          <text:p/>
        </draw:line>
        <draw:line draw:style-name="gr3" draw:text-style-name="P3" draw:layer="layout" svg:x1="14.7cm" svg:y1="1.4cm" svg:x2="14.4cm" svg:y2="2.46cm">
          <text:p/>
        </draw:line>
        <draw:line draw:style-name="gr3" draw:text-style-name="P3" draw:layer="layout" svg:x1="13.52cm" svg:y1="3.3cm" svg:x2="12.02cm" svg:y2="3.9cm">
          <text:p/>
        </draw:line>
        <draw:custom-shape draw:style-name="gr4" draw:text-style-name="P5" draw:layer="layout" svg:width="0.896cm" svg:height="0.9cm" svg:x="1.52cm" svg:y="5.5cm">
          <text:p text:style-name="P4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6cm" svg:height="0.9cm" svg:x="10.504cm" svg:y="5.5cm">
          <text:p text:style-name="P4"><text:span text:style-name="T1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2cm" svg:y1="2cm" svg:x2="6.8cm" svg:y2="2.8cm">
          <text:p/>
        </draw:line>
        <draw:frame draw:style-name="gr6" draw:text-style-name="P7" draw:layer="layout" svg:width="2cm" svg:height="0.962cm" svg:x="6.6cm" svg:y="2.3cm">
          <draw:text-box>
            <text:p text:style-name="P6">Edge</text:p>
          </draw:text-box>
        </draw:frame>
        <draw:line draw:style-name="gr5" draw:text-style-name="P3" draw:layer="layout" svg:x1="3cm" svg:y1="4.3cm" svg:x2="4.607cm" svg:y2="4.9cm">
          <text:p/>
        </draw:line>
        <draw:frame draw:style-name="gr6" draw:text-style-name="P7" draw:layer="layout" svg:width="2.013cm" svg:height="0.962cm" svg:x="4.387cm" svg:y="4.4cm">
          <draw:text-box>
            <text:p text:style-name="P6">Node</text:p>
          </draw:text-box>
        </draw:frame>
        <draw:custom-shape draw:style-name="gr1" draw:text-style-name="P2" draw:layer="layout" svg:width="1.344cm" svg:height="1.267cm" svg:x="1.901cm" svg:y="0.0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7cm" svg:y="0.11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7cm" svg:y="2.41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01cm" svg:y="3.48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7cm" svg:y="1.88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1cm" svg:y1="0.686cm" svg:x2="5.151cm" svg:y2="0.766cm">
          <text:p/>
        </draw:line>
        <draw:line draw:style-name="gr2" draw:text-style-name="P3" draw:layer="layout" svg:x1="1.301cm" svg:y1="2.086cm" svg:x2="2.101cm" svg:y2="1.186cm">
          <text:p/>
        </draw:line>
        <draw:line draw:style-name="gr2" draw:text-style-name="P3" draw:layer="layout" svg:x1="3.001cm" svg:y1="1.186cm" svg:x2="4.701cm" svg:y2="2.586cm">
          <text:p/>
        </draw:line>
        <draw:line draw:style-name="gr2" draw:text-style-name="P3" draw:layer="layout" svg:x1="3.001cm" svg:y1="3.886cm" svg:x2="4.501cm" svg:y2="3.286cm">
          <text:p/>
        </draw:line>
        <draw:line draw:style-name="gr2" draw:text-style-name="P3" draw:layer="layout" svg:x1="5.401cm" svg:y1="2.486cm" svg:x2="5.701cm" svg:y2="1.386cm">
          <text:p/>
        </draw:line>
        <draw:line draw:style-name="gr5" draw:text-style-name="P3" draw:layer="layout" svg:x1="3.001cm" svg:y1="4.286cm" svg:x2="4.608cm" svg:y2="4.886cm">
          <text:p/>
        </draw:line>
      </draw:page>
      <draw:page draw:name="page2" draw:style-name="dp1" draw:master-page-name="Default">
        <draw:g>
          <draw:custom-shape draw:style-name="gr1" draw:text-style-name="P2" draw:layer="layout" svg:width="1.344cm" svg:height="1.267cm" svg:x="2.456cm" svg:y="0.133cm">
            <text:p text:style-name="P1"><text:span text:style-name="T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8cm" svg:y="0.333cm">
            <text:p text:style-name="P1"><text:span text:style-name="T2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756cm" svg:y="2.4cm">
            <text:p text:style-name="P1"><text:span text:style-name="T2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956cm" svg:y="4.233cm">
            <text:p text:style-name="P1"><text:span text:style-name="T2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2.333cm">
            <text:p text:style-name="P1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3cm" svg:y1="2.6cm" svg:x2="2.6cm" svg:y2="1.2cm">
            <text:p/>
          </draw:line>
          <draw:line draw:style-name="gr3" draw:text-style-name="P3" draw:layer="layout" svg:x1="5.4cm" svg:y1="1.6cm" svg:x2="5.6cm" svg:y2="4.2cm">
            <text:p/>
          </draw:line>
          <draw:line draw:style-name="gr3" draw:text-style-name="P3" draw:layer="layout" svg:x1="4.9cm" svg:y1="1.3cm" svg:x2="1.4cm" svg:y2="2.7cm">
            <text:p/>
          </draw:line>
          <draw:line draw:style-name="gr3" draw:text-style-name="P3" draw:layer="layout" svg:x1="3.2cm" svg:y1="1.4cm" svg:x2="3.4cm" svg:y2="2.9cm">
            <text:p/>
          </draw:line>
          <draw:line draw:style-name="gr3" draw:text-style-name="P3" draw:layer="layout" svg:x1="4.8cm" svg:y1="0.9cm" svg:x2="3.8cm" svg:y2="0.7cm">
            <text:p/>
          </draw:line>
          <draw:custom-shape draw:style-name="gr1" draw:text-style-name="P2" draw:layer="layout" svg:width="1.344cm" svg:height="1.267cm" svg:x="2.756cm" svg:y="2.92cm">
            <text:p text:style-name="P1"><text:span text:style-name="T2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856cm" svg:y="4.633cm">
            <text:p text:style-name="P1"><text:span text:style-name="T2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3cm" svg:y1="2.4cm" svg:x2="5.9cm" svg:y2="1.5cm">
            <text:p/>
          </draw:line>
          <draw:line draw:style-name="gr3" draw:text-style-name="P3" draw:layer="layout" svg:x1="4cm" svg:y1="3.9cm" svg:x2="5cm" svg:y2="4.6cm">
            <text:p/>
          </draw:line>
          <draw:line draw:style-name="gr3" draw:text-style-name="P3" draw:layer="layout" svg:x1="2.8cm" svg:y1="3.8cm" svg:x2="1.9cm" svg:y2="4.7cm">
            <text:p/>
          </draw:line>
          <draw:line draw:style-name="gr3" draw:text-style-name="P3" draw:layer="layout" svg:x1="4.96cm" svg:y1="4.8cm" svg:x2="2.22cm" svg:y2="5.2cm">
            <text:p/>
          </draw:line>
          <draw:line draw:style-name="gr3" draw:text-style-name="P3" draw:layer="layout" svg:x1="0.9cm" svg:y1="3.6cm" svg:x2="1.3cm" svg:y2="4.64cm">
            <text:p/>
          </draw:line>
          <draw:line draw:style-name="gr3" draw:text-style-name="P3" draw:layer="layout" svg:x1="6cm" svg:y1="4.32cm" svg:x2="6.4cm" svg:y2="3.7cm">
            <text:p/>
          </draw:line>
        </draw:g>
      </draw:page>
      <draw:page draw:name="page3" draw:style-name="dp1" draw:master-page-name="Default">
        <draw:g>
          <draw:custom-shape draw:style-name="gr1" draw:text-style-name="P2" draw:layer="layout" svg:width="1.344cm" svg:height="1.267cm" svg:x="1.844cm" svg:y="0.086cm">
            <text:p text:style-name="P1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cm" svg:y="0.119cm">
            <text:p text:style-name="P1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cm" svg:y="2.419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44cm" svg:y="3.486cm">
            <text:p text:style-name="P1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1.886cm">
            <text:p text:style-name="P1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194cm" svg:y1="0.686cm" svg:x2="5.094cm" svg:y2="0.766cm">
            <text:p/>
          </draw:line>
          <draw:line draw:style-name="gr2" draw:text-style-name="P3" draw:layer="layout" svg:x1="1.244cm" svg:y1="2.086cm" svg:x2="2.044cm" svg:y2="1.186cm">
            <text:p/>
          </draw:line>
          <draw:line draw:style-name="gr2" draw:text-style-name="P3" draw:layer="layout" svg:x1="2.944cm" svg:y1="1.186cm" svg:x2="4.644cm" svg:y2="2.586cm">
            <text:p/>
          </draw:line>
          <draw:line draw:style-name="gr2" draw:text-style-name="P3" draw:layer="layout" svg:x1="2.944cm" svg:y1="3.886cm" svg:x2="4.444cm" svg:y2="3.286cm">
            <text:p/>
          </draw:line>
          <draw:line draw:style-name="gr2" draw:text-style-name="P3" draw:layer="layout" svg:x1="5.344cm" svg:y1="2.486cm" svg:x2="5.644cm" svg:y2="1.386cm">
            <text:p/>
          </draw:line>
        </draw:g>
        <draw:frame draw:style-name="gr7" draw:text-style-name="P8" draw:layer="layout" svg:width="9.4cm" svg:height="0.974cm" svg:x="6.243cm" svg:y="1.526cm">
          <draw:text-box>
            <text:p text:style-name="P6"><text:span text:style-name="T3">[[</text:span><text:span text:style-name="T3">0</text:span><text:span text:style-name="T3">, </text:span><text:span text:style-name="T3">1</text:span><text:span text:style-name="T3">], </text:span><text:span text:style-name="T3">[</text:span><text:span text:style-name="T3">0</text:span><text:span text:style-name="T3">, </text:span><text:span text:style-name="T3">2</text:span><text:span text:style-name="T3">], </text:span><text:span text:style-name="T3">[</text:span><text:span text:style-name="T3">0</text:span><text:span text:style-name="T3">, </text:span><text:span text:style-name="T3">4</text:span><text:span text:style-name="T3">], </text:span><text:span text:style-name="T3">[</text:span><text:span text:style-name="T3">1</text:span><text:span text:style-name="T3">, </text:span><text:span text:style-name="T3">2</text:span><text:span text:style-name="T3">], </text:span>[2, 3]]</text:p>
          </draw:text-box>
        </draw:frame>
      </draw:page>
      <draw:page draw:name="page4" draw:style-name="dp1" draw:master-page-name="Default">
        <draw:g>
          <draw:custom-shape draw:style-name="gr1" draw:text-style-name="P2" draw:layer="layout" svg:width="1.344cm" svg:height="1.267cm" svg:x="1.888cm" svg:y="0.086cm">
            <text:p text:style-name="P1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8" draw:layer="layout" svg:width="9.4cm" svg:height="0.974cm" svg:x="6.287cm" svg:y="1.526cm">
          <draw:text-box>
            <text:p text:style-name="P6"><text:span text:style-name="T3">[[</text:span><text:span text:style-name="T3">1</text:span><text:span text:style-name="T3">, </text:span><text:span text:style-name="T3">2</text:span><text:span text:style-name="T3">, </text:span><text:span text:style-name="T3">4</text:span><text:span text:style-name="T3">], </text:span><text:span text:style-name="T3">[</text:span><text:span text:style-name="T3">0</text:span><text:span text:style-name="T3">, </text:span><text:span text:style-name="T3">2</text:span><text:span text:style-name="T3">], </text:span><text:span text:style-name="T3">[</text:span><text:span text:style-name="T3">0</text:span><text:span text:style-name="T3">, </text:span><text:span text:style-name="T3">1</text:span><text:span text:style-name="T3">, </text:span><text:span text:style-name="T3">3</text:span><text:span text:style-name="T3">], </text:span><text:span text:style-name="T3">[</text:span><text:span text:style-name="T3">2</text:span><text:span text:style-name="T3">], </text:span>[0]]</text:p>
          </draw:text-box>
        </draw:frame>
        <draw:custom-shape draw:style-name="gr8" draw:text-style-name="P9" draw:layer="layout" svg:width="0.302cm" svg:height="2.09cm" draw:transform="rotate (-1.5707963267949) translate (8.82cm 1.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0.6cm" svg:height="0.962cm" svg:x="7.35cm" svg:y="0.7cm">
          <draw:text-box>
            <text:p text:style-name="P10">0</text:p>
          </draw:text-box>
        </draw:frame>
        <draw:custom-shape draw:style-name="gr9" draw:text-style-name="P12" draw:layer="layout" svg:width="0.302cm" svg:height="1.38cm" draw:transform="rotate (-1.5707963267949) translate (10.5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3" draw:layer="layout" svg:width="0.6cm" svg:height="0.962cm" svg:x="9.45cm" svg:y="0.7cm">
          <draw:text-box>
            <text:p text:style-name="P6"><text:span text:style-name="T4">1</text:span></text:p>
          </draw:text-box>
        </draw:frame>
        <draw:custom-shape draw:style-name="gr8" draw:text-style-name="P9" draw:layer="layout" svg:width="0.302cm" svg:height="2.09cm" draw:transform="rotate (-1.5707963267949) translate (13.07cm 1.4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0.6cm" svg:height="0.962cm" svg:x="11.6cm" svg:y="0.7cm">
          <draw:text-box>
            <text:p text:style-name="P10">2</text:p>
          </draw:text-box>
        </draw:frame>
        <draw:custom-shape draw:style-name="gr11" draw:text-style-name="P9" draw:layer="layout" svg:width="0.302cm" svg:height="0.68cm" draw:transform="rotate (-1.5707963267949) translate (14.13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0.6cm" svg:height="0.962cm" svg:x="13.37cm" svg:y="0.7cm">
          <draw:text-box>
            <text:p text:style-name="P10">3</text:p>
          </draw:text-box>
        </draw:frame>
        <draw:custom-shape draw:style-name="gr11" draw:text-style-name="P9" draw:layer="layout" svg:width="0.302cm" svg:height="0.68cm" draw:transform="rotate (-1.5707963267949) translate (15.1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0.6cm" svg:height="0.962cm" svg:x="14.42cm" svg:y="0.7cm">
          <draw:text-box>
            <text:p text:style-name="P10">4</text:p>
          </draw:text-box>
        </draw:frame>
      </draw:page>
      <draw:page draw:name="page5" draw:style-name="dp1" draw:master-page-name="Default">
        <draw:g>
          <draw:custom-shape draw:style-name="gr1" draw:text-style-name="P2" draw:layer="layout" svg:width="1.344cm" svg:height="1.267cm" svg:x="1.889cm" svg:y="0.086cm">
            <text:p text:style-name="P1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5cm" svg:y="0.119cm">
            <text:p text:style-name="P1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5cm" svg:y="2.419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9cm" svg:y="3.486cm">
            <text:p text:style-name="P1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5cm" svg:y="1.886cm">
            <text:p text:style-name="P1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9cm" svg:y1="0.686cm" svg:x2="5.139cm" svg:y2="0.766cm">
            <text:p/>
          </draw:line>
          <draw:line draw:style-name="gr2" draw:text-style-name="P3" draw:layer="layout" svg:x1="1.289cm" svg:y1="2.086cm" svg:x2="2.089cm" svg:y2="1.186cm">
            <text:p/>
          </draw:line>
          <draw:line draw:style-name="gr2" draw:text-style-name="P3" draw:layer="layout" svg:x1="2.989cm" svg:y1="1.186cm" svg:x2="4.689cm" svg:y2="2.586cm">
            <text:p/>
          </draw:line>
          <draw:line draw:style-name="gr2" draw:text-style-name="P3" draw:layer="layout" svg:x1="2.989cm" svg:y1="3.886cm" svg:x2="4.489cm" svg:y2="3.286cm">
            <text:p/>
          </draw:line>
          <draw:line draw:style-name="gr2" draw:text-style-name="P3" draw:layer="layout" svg:x1="5.389cm" svg:y1="2.486cm" svg:x2="5.689cm" svg:y2="1.386cm">
            <text:p/>
          </draw:line>
        </draw:g>
        <draw:frame draw:style-name="gr12" draw:text-style-name="P8" draw:layer="layout" svg:width="4.4cm" svg:height="3.806cm" svg:x="7.1cm" svg:y="0.905cm">
          <draw:text-box>
            <text:p text:style-name="P6"><text:span text:style-name="T3">[[</text:span><text:span text:style-name="T3">0</text:span><text:span text:style-name="T3">, </text:span><text:span text:style-name="T3">1</text:span><text:span text:style-name="T3">, </text:span><text:span text:style-name="T3">1</text:span><text:span text:style-name="T3">, </text:span><text:span text:style-name="T3">0</text:span><text:span text:style-name="T3">, </text:span><text:span text:style-name="T3">1</text:span><text:span text:style-name="T3">],</text:span></text:p>
            <text:p text:style-name="P6"><text:span text:style-name="T3"><text:s/></text:span><text:span text:style-name="T3">[</text:span><text:span text:style-name="T3">1</text:span><text:span text:style-name="T3">, </text:span><text:span text:style-name="T3">0</text:span><text:span text:style-name="T3">, </text:span><text:span text:style-name="T3">1</text:span><text:span text:style-name="T3">, </text:span><text:span text:style-name="T3">0</text:span><text:span text:style-name="T3">, </text:span><text:span text:style-name="T3">0</text:span><text:span text:style-name="T3">],</text:span></text:p>
            <text:p text:style-name="P6"><text:span text:style-name="T3"><text:s/></text:span><text:span text:style-name="T3">[</text:span><text:span text:style-name="T3">1</text:span><text:span text:style-name="T3">, </text:span><text:span text:style-name="T3">1</text:span><text:span text:style-name="T3">, </text:span><text:span text:style-name="T3">0</text:span><text:span text:style-name="T3">, </text:span><text:span text:style-name="T3">1</text:span><text:span text:style-name="T3">, </text:span><text:span text:style-name="T3">0</text:span><text:span text:style-name="T3">],</text:span></text:p>
            <text:p text:style-name="P6"><text:span text:style-name="T3"><text:s/></text:span><text:span text:style-name="T3">[</text:span><text:span text:style-name="T3">0</text:span><text:span text:style-name="T3">, </text:span><text:span text:style-name="T3">0</text:span><text:span text:style-name="T3">, </text:span><text:span text:style-name="T3">1</text:span><text:span text:style-name="T3">, </text:span><text:span text:style-name="T3">0</text:span><text:span text:style-name="T3">, </text:span><text:span text:style-name="T3">0</text:span><text:span text:style-name="T3">],</text:span></text:p>
            <text:p text:style-name="P6"><text:span text:style-name="T3"><text:s/></text:span><text:span text:style-name="T3">[</text:span><text:span text:style-name="T3">1</text:span><text:span text:style-name="T3">, </text:span><text:span text:style-name="T3">0</text:span><text:span text:style-name="T3">, </text:span><text:span text:style-name="T3">0</text:span><text:span text:style-name="T3">, </text:span><text:span text:style-name="T3">0</text:span><text:span text:style-name="T3">, </text:span><text:span text:style-name="T3">0</text:span><text:span text:style-name="T3">]</text:span>]</text:p>
          </draw:text-box>
        </draw:frame>
        <draw:frame draw:style-name="gr6" draw:text-style-name="P11" draw:layer="layout" svg:width="0.7cm" svg:height="0.962cm" svg:x="7.46cm" svg:y="0.3cm">
          <draw:text-box>
            <text:p text:style-name="P10">0</text:p>
          </draw:text-box>
        </draw:frame>
        <draw:frame draw:style-name="gr6" draw:text-style-name="P11" draw:layer="layout" svg:width="0.7cm" svg:height="0.962cm" svg:x="8.16cm" svg:y="0.3cm">
          <draw:text-box>
            <text:p text:style-name="P10">1</text:p>
          </draw:text-box>
        </draw:frame>
        <draw:frame draw:style-name="gr6" draw:text-style-name="P11" draw:layer="layout" svg:width="0.7cm" svg:height="0.962cm" svg:x="8.86cm" svg:y="0.3cm">
          <draw:text-box>
            <text:p text:style-name="P10">2</text:p>
          </draw:text-box>
        </draw:frame>
        <draw:frame draw:style-name="gr6" draw:text-style-name="P11" draw:layer="layout" svg:width="0.7cm" svg:height="0.962cm" svg:x="9.66cm" svg:y="0.3cm">
          <draw:text-box>
            <text:p text:style-name="P10">3</text:p>
          </draw:text-box>
        </draw:frame>
        <draw:frame draw:style-name="gr6" draw:text-style-name="P11" draw:layer="layout" svg:width="0.7cm" svg:height="0.962cm" svg:x="10.26cm" svg:y="0.3cm">
          <draw:text-box>
            <text:p text:style-name="P10">4</text:p>
          </draw:text-box>
        </draw:frame>
        <draw:frame draw:style-name="gr6" draw:text-style-name="P11" draw:layer="layout" svg:width="0.7cm" svg:height="0.962cm" svg:x="6.66cm" svg:y="0.9cm">
          <draw:text-box>
            <text:p text:style-name="P10">0</text:p>
          </draw:text-box>
        </draw:frame>
        <draw:frame draw:style-name="gr6" draw:text-style-name="P11" draw:layer="layout" svg:width="0.7cm" svg:height="0.962cm" svg:x="6.66cm" svg:y="1.7cm">
          <draw:text-box>
            <text:p text:style-name="P10">1</text:p>
          </draw:text-box>
        </draw:frame>
        <draw:frame draw:style-name="gr6" draw:text-style-name="P11" draw:layer="layout" svg:width="0.7cm" svg:height="0.962cm" svg:x="6.66cm" svg:y="2.4cm">
          <draw:text-box>
            <text:p text:style-name="P10">2</text:p>
          </draw:text-box>
        </draw:frame>
        <draw:frame draw:style-name="gr6" draw:text-style-name="P11" draw:layer="layout" svg:width="0.7cm" svg:height="0.962cm" svg:x="6.66cm" svg:y="3.1cm">
          <draw:text-box>
            <text:p text:style-name="P10">3</text:p>
          </draw:text-box>
        </draw:frame>
        <draw:frame draw:style-name="gr6" draw:text-style-name="P11" draw:layer="layout" svg:width="0.7cm" svg:height="0.962cm" svg:x="6.66cm" svg:y="3.9cm">
          <draw:text-box>
            <text:p text:style-name="P10">4</text:p>
          </draw:text-box>
        </draw:frame>
      </draw:page>
      <draw:page draw:name="page6" draw:style-name="dp1" draw:master-page-name="Default">
        <draw:custom-shape draw:style-name="gr1" draw:text-style-name="P2" draw:layer="layout" svg:width="1.344cm" svg:height="1.267cm" svg:x="2.69cm" svg:y="0.78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6cm" svg:y="0.819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cm" svg:y="4.033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cm" svg:y="4cm">
          <text:p text:style-name="P1">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6cm" svg:y="2.7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cm" svg:y1="1.4cm" svg:x2="6.06cm" svg:y2="1.5cm">
          <text:p/>
        </draw:line>
        <draw:line draw:style-name="gr2" draw:text-style-name="P3" draw:layer="layout" svg:x1="1.3cm" svg:y1="3.7cm" svg:x2="2.8cm" svg:y2="4.3cm">
          <text:p/>
        </draw:line>
        <draw:line draw:style-name="gr2" draw:text-style-name="P3" draw:layer="layout" svg:x1="3.39cm" svg:y1="2.07cm" svg:x2="3.4cm" svg:y2="4.02cm">
          <text:p/>
        </draw:line>
        <draw:line draw:style-name="gr2" draw:text-style-name="P3" draw:layer="layout" svg:x1="4.05cm" svg:y1="4.7cm" svg:x2="5.8cm" svg:y2="4.7cm">
          <text:p/>
        </draw:line>
        <draw:line draw:style-name="gr2" draw:text-style-name="P3" draw:layer="layout" svg:x1="6.1cm" svg:y1="4.1cm" svg:x2="3.8cm" svg:y2="1.9cm">
          <text:p/>
        </draw:line>
        <draw:frame draw:style-name="gr13" draw:text-style-name="P8" draw:layer="layout" svg:width="0.7cm" svg:height="0.827cm" svg:x="3.3cm" svg:y="1.172cm">
          <draw:text-box>
            <text:p text:style-name="P6"><text:span text:style-name="T5"></text:span></text:p>
          </draw:text-box>
        </draw:frame>
        <draw:line draw:style-name="gr14" draw:text-style-name="P3" draw:layer="layout" svg:x1="1.8cm" svg:y1="0.1cm" svg:x2="2.8cm" svg:y2="1cm">
          <text:p/>
        </draw:line>
        <draw:custom-shape draw:style-name="gr15" draw:text-style-name="P15" draw:layer="layout" svg:width="3.516cm" svg:height="0.7cm" svg:x="1.384cm" svg:y="5.4cm">
          <text:p text:style-name="P14"><text:span text:style-name="T6">G, R, A, P, H 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cm" svg:y1="2.2cm" svg:x2="3.17cm" svg:y2="3.7cm">
          <text:p/>
        </draw:line>
        <draw:frame draw:style-name="gr13" draw:text-style-name="P8" draw:layer="layout" svg:width="0.7cm" svg:height="0.827cm" svg:x="3.3cm" svg:y="4.473cm">
          <draw:text-box>
            <text:p text:style-name="P6"><text:span text:style-name="T5"></text:span></text:p>
          </draw:text-box>
        </draw:frame>
        <draw:line draw:style-name="gr14" draw:text-style-name="P3" draw:layer="layout" svg:x1="2.83cm" svg:y1="4.1cm" svg:x2="1.43cm" svg:y2="3.5cm">
          <text:p/>
        </draw:line>
        <draw:custom-shape draw:style-name="gr16" draw:text-style-name="P16" draw:layer="layout" svg:width="0.6cm" svg:height="0.6cm" svg:x="2.501cm" svg:y="2.3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6cm" svg:height="0.6cm" svg:x="2.102cm" svg:y="3.20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0.6cm" svg:height="0.6cm" svg:x="1.3cm" svg:y="4.2cm">
          <text:p text:style-name="P1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11cm" svg:y1="1.8cm" svg:x2="6.1cm" svg:y2="1.9cm">
          <text:p/>
        </draw:line>
        <draw:custom-shape draw:style-name="gr16" draw:text-style-name="P16" draw:layer="layout" svg:width="0.6cm" svg:height="0.6cm" svg:x="5cm" svg:y="2.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7cm" svg:height="0.827cm" svg:x="0.6cm" svg:y="3.273cm">
          <draw:text-box>
            <text:p text:style-name="P6"><text:span text:style-name="T5"></text:span></text:p>
          </draw:text-box>
        </draw:frame>
        <draw:frame draw:style-name="gr13" draw:text-style-name="P8" draw:layer="layout" svg:width="0.7cm" svg:height="0.827cm" svg:x="6.6cm" svg:y="1.275cm">
          <draw:text-box>
            <text:p text:style-name="P6"><text:span text:style-name="T5"></text:span></text:p>
          </draw:text-box>
        </draw:frame>
        <draw:line draw:style-name="gr14" draw:text-style-name="P3" draw:layer="layout" svg:x1="1.244cm" svg:y1="3.914cm" svg:x2="2.644cm" svg:y2="4.514cm">
          <text:p/>
        </draw:line>
        <draw:line draw:style-name="gr14" draw:text-style-name="P3" draw:layer="layout" svg:x1="4.187cm" svg:y1="4.45cm" svg:x2="5.687cm" svg:y2="4.45cm">
          <text:p/>
        </draw:line>
        <draw:custom-shape draw:style-name="gr16" draw:text-style-name="P16" draw:layer="layout" svg:width="0.6cm" svg:height="0.6cm" svg:x="4.4cm" svg:y="3.7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7cm" svg:height="0.827cm" svg:x="6.2cm" svg:y="4.474cm">
          <draw:text-box>
            <text:p text:style-name="P6"><text:span text:style-name="T5"></text:span></text:p>
          </draw:text-box>
        </draw:frame>
        <draw:line draw:style-name="gr17" draw:text-style-name="P3" draw:layer="layout" svg:x1="4.13cm" svg:y1="1.8cm" svg:x2="6.33cm" svg:y2="3.9cm">
          <text:p/>
        </draw:line>
      </draw:page>
      <draw:page draw:name="page7" draw:style-name="dp1" draw:master-page-name="Default">
        <draw:custom-shape draw:style-name="gr1" draw:text-style-name="P2" draw:layer="layout" svg:width="1.344cm" svg:height="1.267cm" svg:x="2.691cm" svg:y="0.78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7cm" svg:y="0.819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01cm" svg:y="4.033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01cm" svg:y="4cm">
          <text:p text:style-name="P1">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7cm" svg:y="2.7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1cm" svg:y1="1.4cm" svg:x2="6.061cm" svg:y2="1.5cm">
          <text:p/>
        </draw:line>
        <draw:line draw:style-name="gr2" draw:text-style-name="P3" draw:layer="layout" svg:x1="1.301cm" svg:y1="3.7cm" svg:x2="2.801cm" svg:y2="4.3cm">
          <text:p/>
        </draw:line>
        <draw:line draw:style-name="gr2" draw:text-style-name="P3" draw:layer="layout" svg:x1="3.391cm" svg:y1="2.07cm" svg:x2="3.401cm" svg:y2="4.02cm">
          <text:p/>
        </draw:line>
        <draw:line draw:style-name="gr2" draw:text-style-name="P3" draw:layer="layout" svg:x1="4.051cm" svg:y1="4.7cm" svg:x2="5.801cm" svg:y2="4.7cm">
          <text:p/>
        </draw:line>
        <draw:line draw:style-name="gr2" draw:text-style-name="P3" draw:layer="layout" svg:x1="6.101cm" svg:y1="4.1cm" svg:x2="3.801cm" svg:y2="1.9cm">
          <text:p/>
        </draw:line>
        <draw:frame draw:style-name="gr13" draw:text-style-name="P8" draw:layer="layout" svg:width="0.7cm" svg:height="0.827cm" svg:x="3.301cm" svg:y="1.172cm">
          <draw:text-box>
            <text:p text:style-name="P6"><text:span text:style-name="T5"></text:span></text:p>
          </draw:text-box>
        </draw:frame>
        <draw:line draw:style-name="gr14" draw:text-style-name="P3" draw:layer="layout" svg:x1="1.801cm" svg:y1="0.1cm" svg:x2="2.801cm" svg:y2="1cm">
          <text:p/>
        </draw:line>
        <draw:custom-shape draw:style-name="gr15" draw:text-style-name="P15" draw:layer="layout" svg:width="3.516cm" svg:height="0.7cm" svg:x="1.385cm" svg:y="5.4cm">
          <text:p text:style-name="P14"><text:span text:style-name="T6">G, R, P, H, A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1cm" svg:y1="2.2cm" svg:x2="3.171cm" svg:y2="3.7cm">
          <text:p/>
        </draw:line>
        <draw:frame draw:style-name="gr13" draw:text-style-name="P8" draw:layer="layout" svg:width="0.7cm" svg:height="0.827cm" svg:x="3.301cm" svg:y="4.473cm">
          <draw:text-box>
            <text:p text:style-name="P6"><text:span text:style-name="T5"></text:span></text:p>
          </draw:text-box>
        </draw:frame>
        <draw:custom-shape draw:style-name="gr16" draw:text-style-name="P16" draw:layer="layout" svg:width="0.6cm" svg:height="0.6cm" svg:x="2.502cm" svg:y="2.3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7cm" svg:height="0.827cm" svg:x="0.601cm" svg:y="3.273cm">
          <draw:text-box>
            <text:p text:style-name="P6"><text:span text:style-name="T5"></text:span></text:p>
          </draw:text-box>
        </draw:frame>
        <draw:frame draw:style-name="gr13" draw:text-style-name="P8" draw:layer="layout" svg:width="0.7cm" svg:height="0.827cm" svg:x="6.601cm" svg:y="1.275cm">
          <draw:text-box>
            <text:p text:style-name="P6"><text:span text:style-name="T5"></text:span></text:p>
          </draw:text-box>
        </draw:frame>
        <draw:frame draw:style-name="gr13" draw:text-style-name="P8" draw:layer="layout" svg:width="0.7cm" svg:height="0.827cm" svg:x="6.201cm" svg:y="4.474cm">
          <draw:text-box>
            <text:p text:style-name="P6"><text:span text:style-name="T5"></text:span></text:p>
          </draw:text-box>
        </draw:frame>
        <draw:line draw:style-name="gr14" draw:text-style-name="P3" draw:layer="layout" svg:x1="4cm" svg:y1="2.4cm" svg:x2="5.1cm" svg:y2="3.5cm">
          <text:p/>
        </draw:line>
        <draw:custom-shape draw:style-name="gr16" draw:text-style-name="P16" draw:layer="layout" svg:width="0.6cm" svg:height="0.6cm" svg:x="3.6cm" svg:y="2.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5cm" svg:y1="1.65cm" svg:x2="6cm" svg:y2="1.75cm">
          <text:p/>
        </draw:line>
        <draw:custom-shape draw:style-name="gr16" draw:text-style-name="P16" draw:layer="layout" svg:width="0.6cm" svg:height="0.6cm" svg:x="4.5cm" svg:y="1.7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2.5cm" svg:y1="4.5cm" svg:x2="1.3cm" svg:y2="4cm">
          <text:p/>
        </draw:line>
        <draw:custom-shape draw:style-name="gr16" draw:text-style-name="P16" draw:layer="layout" svg:width="0.6cm" svg:height="0.6cm" svg:x="1.1cm" svg:y="4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4" draw:text-style-name="P3" draw:layer="layout" svg:x1="12.861cm" svg:y1="3.326cm" svg:x2="12.861cm" svg:y2="4.426cm">
          <text:p/>
        </draw:line>
        <draw:custom-shape draw:style-name="gr1" draw:text-style-name="P2" xml:id="id4" draw:id="id4" draw:layer="layout" svg:width="1.344cm" svg:height="1.267cm" svg:x="0.41cm" svg:y="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" draw:id="id1" draw:layer="layout" svg:width="1.344cm" svg:height="1.267cm" svg:x="3.666cm" svg:y="0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44cm" svg:height="1.267cm" svg:x="4.63cm" svg:y="4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44cm" svg:height="1.267cm" svg:x="4.63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344cm" svg:height="1.267cm" svg:x="0.411cm" svg:y="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3.396cm" svg:y1="0.698cm" svg:x2="1.91cm" svg:y2="0.712cm">
          <text:p/>
        </draw:line>
        <draw:line draw:style-name="gr14" draw:text-style-name="P3" draw:layer="layout" svg:x1="0.61cm" svg:y1="1.512cm" svg:x2="0.61cm" svg:y2="2.712cm">
          <text:p/>
        </draw:line>
        <draw:line draw:style-name="gr14" draw:text-style-name="P3" draw:layer="layout" svg:x1="2.096cm" svg:y1="2.898cm" svg:x2="3.81cm" svg:y2="1.812cm">
          <text:p/>
        </draw:line>
        <draw:line draw:style-name="gr14" draw:text-style-name="P3" draw:layer="layout" svg:x1="5.196cm" svg:y1="1.098cm" svg:x2="5.896cm" svg:y2="2.098cm">
          <text:p/>
        </draw:line>
        <draw:line draw:style-name="gr14" draw:text-style-name="P3" draw:layer="layout" svg:x1="5.71cm" svg:y1="3.312cm" svg:x2="5.71cm" svg:y2="4.412cm">
          <text:p/>
        </draw:line>
        <draw:frame draw:style-name="gr6" draw:text-style-name="P7" draw:layer="layout" svg:width="0.9cm" svg:height="0.962cm" svg:x="2.41cm" svg:y="-0.15cm">
          <draw:text-box>
            <text:p text:style-name="P6">1</text:p>
          </draw:text-box>
        </draw:frame>
        <draw:frame draw:style-name="gr6" draw:text-style-name="P7" draw:layer="layout" svg:width="0.9cm" svg:height="0.962cm" svg:x="-0.19cm" svg:y="1.45cm">
          <draw:text-box>
            <text:p text:style-name="P6">2</text:p>
          </draw:text-box>
        </draw:frame>
        <draw:frame draw:style-name="gr6" draw:text-style-name="P7" draw:layer="layout" svg:width="0.9cm" svg:height="0.962cm" svg:x="2.61cm" svg:y="2.15cm">
          <draw:text-box>
            <text:p text:style-name="P6">3</text:p>
          </draw:text-box>
        </draw:frame>
        <draw:frame draw:style-name="gr6" draw:text-style-name="P7" draw:layer="layout" svg:width="0.9cm" svg:height="0.962cm" svg:x="5.21cm" svg:y="0.75cm">
          <draw:text-box>
            <text:p text:style-name="P6">4</text:p>
          </draw:text-box>
        </draw:frame>
        <draw:frame draw:style-name="gr6" draw:text-style-name="P7" draw:layer="layout" svg:width="0.9cm" svg:height="0.962cm" svg:x="5.61cm" svg:y="3.15cm">
          <draw:text-box>
            <text:p text:style-name="P6">5</text:p>
          </draw:text-box>
        </draw:frame>
        <draw:custom-shape draw:style-name="gr4" draw:text-style-name="P5" draw:layer="layout" svg:width="0.896cm" svg:height="0.9cm" svg:x="2.61cm" svg:y="5.512cm">
          <text:p text:style-name="P4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14cm" svg:y1="1.427cm" svg:x2="5.302cm" svg:y2="2.112cm" draw:start-shape="id1" draw:start-glue-point="9" draw:end-shape="id2" draw:end-glue-point="4" svg:d="M4814 1427l488 685" svg:viewBox="0 0 489 686">
          <text:p/>
        </draw:connector>
        <draw:connector draw:style-name="gr2" draw:text-style-name="P3" draw:layer="layout" draw:type="line" svg:x1="5.302cm" svg:y1="3.379cm" svg:x2="5.302cm" svg:y2="4.379cm" draw:start-shape="id2" draw:start-glue-point="8" draw:end-shape="id3" draw:end-glue-point="4" svg:d="M5302 3379v1000" svg:viewBox="0 0 1 1001">
          <text:p/>
        </draw:connector>
        <draw:connector draw:style-name="gr2" draw:text-style-name="P3" draw:layer="layout" draw:type="line" svg:x1="1.754cm" svg:y1="0.946cm" svg:x2="3.666cm" svg:y2="0.979cm" draw:start-shape="id4" draw:start-glue-point="10" draw:end-shape="id1" draw:end-glue-point="6" svg:d="M1754 946l1912 33" svg:viewBox="0 0 1913 34">
          <text:p/>
        </draw:connector>
        <draw:connector draw:style-name="gr2" draw:text-style-name="P3" draw:layer="layout" draw:type="line" svg:x1="1.559cm" svg:y1="2.797cm" svg:x2="3.862cm" svg:y2="1.427cm" draw:start-shape="id5" draw:start-glue-point="11" draw:end-shape="id1" draw:end-glue-point="7" svg:d="M1559 2797l2303-1370" svg:viewBox="0 0 2304 1371">
          <text:p/>
        </draw:connector>
        <draw:connector draw:style-name="gr2" draw:text-style-name="P3" draw:layer="layout" draw:type="line" svg:x1="1.083cm" svg:y1="2.612cm" svg:x2="1.082cm" svg:y2="1.579cm" draw:start-shape="id5" draw:start-glue-point="4" draw:end-shape="id4" draw:end-glue-point="8" svg:d="M1083 2612l-1-1033" svg:viewBox="0 0 2 1034">
          <text:p/>
        </draw:connector>
        <draw:custom-shape draw:style-name="gr1" draw:text-style-name="P2" xml:id="id9" draw:id="id9" draw:layer="layout" svg:width="1.344cm" svg:height="1.267cm" svg:x="7.597cm" svg:y="0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" draw:id="id6" draw:layer="layout" svg:width="1.344cm" svg:height="1.267cm" svg:x="10.853cm" svg:y="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344cm" svg:height="1.267cm" svg:x="11.817cm" svg:y="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7" draw:id="id7" draw:layer="layout" svg:width="1.344cm" svg:height="1.267cm" svg:x="11.817cm" svg:y="2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344cm" svg:height="1.267cm" svg:x="7.598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797cm" svg:y="5.526cm">
          <text:p text:style-name="P4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12.001cm" svg:y1="1.441cm" svg:x2="12.489cm" svg:y2="2.126cm" draw:start-shape="id6" draw:start-glue-point="9" draw:end-shape="id7" draw:end-glue-point="4" svg:d="M12001 1441l488 685" svg:viewBox="0 0 489 686">
          <text:p/>
        </draw:connector>
        <draw:connector draw:style-name="gr2" draw:text-style-name="P3" draw:layer="layout" draw:type="line" svg:x1="12.489cm" svg:y1="3.393cm" svg:x2="12.489cm" svg:y2="4.393cm" draw:start-shape="id7" draw:start-glue-point="8" draw:end-shape="id8" draw:end-glue-point="4" svg:d="M12489 3393v1000" svg:viewBox="0 0 1 1001">
          <text:p/>
        </draw:connector>
        <draw:connector draw:style-name="gr20" draw:text-style-name="P3" draw:layer="layout" draw:type="line" svg:x1="8.941cm" svg:y1="0.96cm" svg:x2="10.853cm" svg:y2="0.993cm" draw:start-shape="id9" draw:start-glue-point="10" draw:end-shape="id6" draw:end-glue-point="6" svg:d="M8941 960l1912 33" svg:viewBox="0 0 1913 34">
          <text:p/>
        </draw:connector>
        <draw:connector draw:style-name="gr20" draw:text-style-name="P3" draw:layer="layout" draw:type="line" svg:x1="8.746cm" svg:y1="2.811cm" svg:x2="11.049cm" svg:y2="1.441cm" draw:start-shape="id10" draw:start-glue-point="11" draw:end-shape="id6" draw:end-glue-point="7" svg:d="M8746 2811l2303-1370" svg:viewBox="0 0 2304 1371">
          <text:p/>
        </draw:connector>
        <draw:connector draw:style-name="gr20" draw:text-style-name="P3" draw:layer="layout" draw:type="line" svg:x1="8.27cm" svg:y1="2.626cm" svg:x2="8.269cm" svg:y2="1.593cm" draw:start-shape="id10" draw:start-glue-point="4" draw:end-shape="id9" draw:end-glue-point="8" svg:d="M8270 2626l-1-1033" svg:viewBox="0 0 2 1034">
          <text:p/>
        </draw:connector>
      </draw:page>
      <draw:page draw:name="page9" draw:style-name="dp1" draw:master-page-name="Default">
        <draw:custom-shape draw:style-name="gr1" draw:text-style-name="P2" xml:id="id12" draw:id="id12" draw:layer="layout" svg:width="1.344cm" svg:height="1.267cm" svg:x="2.719cm" svg:y="0.2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344cm" svg:height="1.267cm" svg:x="6.62cm" svg:y="0.2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344cm" svg:height="1.267cm" svg:x="2.72cm" svg:y="3.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344cm" svg:height="1.267cm" svg:x="6.621cm" svg:y="3.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344cm" svg:height="1.267cm" svg:x="9.221cm" svg:y="1.7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344cm" svg:height="1.267cm" svg:x="0.12cm" svg:y="1.73cm">
          <text:p text:style-name="P1"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5cm" svg:y1="1.2cm" svg:x2="5.3cm" svg:y2="2.1cm">
          <text:p/>
        </draw:line>
        <draw:frame draw:style-name="gr6" draw:text-style-name="P7" draw:layer="layout" svg:width="0.9cm" svg:height="0.962cm" svg:x="5.418cm" svg:y="0.8cm">
          <draw:text-box>
            <text:p text:style-name="P6">1</text:p>
          </draw:text-box>
        </draw:frame>
        <draw:line draw:style-name="gr14" draw:text-style-name="P3" draw:layer="layout" svg:x1="3.118cm" svg:y1="3.2cm" svg:x2="3.118cm" svg:y2="1.6cm">
          <text:p/>
        </draw:line>
        <draw:frame draw:style-name="gr6" draw:text-style-name="P7" draw:layer="layout" svg:width="0.9cm" svg:height="0.962cm" svg:x="2.478cm" svg:y="2.1cm">
          <draw:text-box>
            <text:p text:style-name="P6">2</text:p>
          </draw:text-box>
        </draw:frame>
        <draw:line draw:style-name="gr14" draw:text-style-name="P3" draw:layer="layout" svg:x1="5.818cm" svg:y1="2.38cm" svg:x2="6.9cm" svg:y2="3.28cm">
          <text:p/>
        </draw:line>
        <draw:frame draw:style-name="gr6" draw:text-style-name="P7" draw:layer="layout" svg:width="0.9cm" svg:height="0.962cm" svg:x="5.918cm" svg:y="1.938cm">
          <draw:text-box>
            <text:p text:style-name="P6">3</text:p>
          </draw:text-box>
        </draw:frame>
        <draw:line draw:style-name="gr14" draw:text-style-name="P3" draw:layer="layout" svg:x1="6.218cm" svg:y1="4.2cm" svg:x2="4.318cm" svg:y2="4.2cm">
          <text:p/>
        </draw:line>
        <draw:frame draw:style-name="gr6" draw:text-style-name="P7" draw:layer="layout" svg:width="0.9cm" svg:height="0.962cm" svg:x="5.018cm" svg:y="4.038cm">
          <draw:text-box>
            <text:p text:style-name="P6">4</text:p>
          </draw:text-box>
        </draw:frame>
        <draw:frame draw:style-name="gr6" draw:text-style-name="P7" draw:layer="layout" svg:width="0.9cm" svg:height="0.962cm" svg:x="1.418cm" svg:y="3.538cm">
          <draw:text-box>
            <text:p text:style-name="P6">5</text:p>
          </draw:text-box>
        </draw:frame>
        <draw:line draw:style-name="gr14" draw:text-style-name="P3" draw:layer="layout" svg:x1="1.3cm" svg:y1="1.582cm" svg:x2="2.7cm" svg:y2="0.582cm">
          <text:p/>
        </draw:line>
        <draw:frame draw:style-name="gr6" draw:text-style-name="P7" draw:layer="layout" svg:width="0.9cm" svg:height="0.962cm" svg:x="1.218cm" svg:y="0.52cm">
          <draw:text-box>
            <text:p text:style-name="P6">6</text:p>
          </draw:text-box>
        </draw:frame>
        <draw:line draw:style-name="gr14" draw:text-style-name="P3" draw:layer="layout" svg:x1="4.418cm" svg:y1="0.6cm" svg:x2="6.318cm" svg:y2="0.6cm">
          <text:p/>
        </draw:line>
        <draw:frame draw:style-name="gr6" draw:text-style-name="P7" draw:layer="layout" svg:width="0.9cm" svg:height="0.962cm" svg:x="4.918cm" svg:y="-0.2cm">
          <draw:text-box>
            <text:p text:style-name="P6">7</text:p>
          </draw:text-box>
        </draw:frame>
        <draw:line draw:style-name="gr14" draw:text-style-name="P3" draw:layer="layout" svg:x1="8.218cm" svg:y1="0.72cm" svg:x2="9.318cm" svg:y2="1.52cm">
          <text:p/>
        </draw:line>
        <draw:frame draw:style-name="gr6" draw:text-style-name="P7" draw:layer="layout" svg:width="0.9cm" svg:height="0.962cm" svg:x="8.318cm" svg:y="0.238cm">
          <draw:text-box>
            <text:p text:style-name="P6">8</text:p>
          </draw:text-box>
        </draw:frame>
        <draw:line draw:style-name="gr14" draw:text-style-name="P3" draw:layer="layout" svg:x1="9.4cm" svg:y1="3.14cm" svg:x2="8.258cm" svg:y2="4.04cm">
          <text:p/>
        </draw:line>
        <draw:frame draw:style-name="gr6" draw:text-style-name="P7" draw:layer="layout" svg:width="0.9cm" svg:height="0.962cm" svg:x="8.718cm" svg:y="3.3cm">
          <draw:text-box>
            <text:p text:style-name="P6">9</text:p>
          </draw:text-box>
        </draw:frame>
        <draw:line draw:style-name="gr14" draw:text-style-name="P3" draw:layer="layout" svg:x1="7.558cm" svg:y1="3.2cm" svg:x2="7.558cm" svg:y2="1.6cm">
          <text:p/>
        </draw:line>
        <draw:frame draw:style-name="gr6" draw:text-style-name="P7" draw:layer="layout" svg:width="1.3cm" svg:height="0.962cm" svg:x="7.318cm" svg:y="2.1cm">
          <draw:text-box>
            <text:p text:style-name="P6">10</text:p>
          </draw:text-box>
        </draw:frame>
        <draw:connector draw:style-name="gr2" draw:text-style-name="P3" draw:layer="layout" draw:type="line" svg:x1="1.269cm" svg:y1="1.915cm" svg:x2="2.719cm" svg:y2="0.864cm" draw:start-shape="id11" draw:start-glue-point="5" draw:end-shape="id12" draw:end-glue-point="6" svg:d="M1269 1915l1450-1051" svg:viewBox="0 0 1451 1052">
          <text:p/>
        </draw:connector>
        <draw:connector draw:style-name="gr2" draw:text-style-name="P3" draw:layer="layout" draw:type="line" svg:x1="3.392cm" svg:y1="3.3cm" svg:x2="3.397cm" svg:y2="1.5cm" draw:start-shape="id13" draw:start-glue-point="4" svg:d="M3392 3300l5-1800" svg:viewBox="0 0 6 1801">
          <text:p/>
        </draw:connector>
        <draw:connector draw:style-name="gr2" draw:text-style-name="P3" draw:layer="layout" draw:type="line" svg:x1="1.269cm" svg:y1="2.812cm" svg:x2="2.72cm" svg:y2="3.934cm" draw:start-shape="id11" draw:start-glue-point="7" draw:end-shape="id13" draw:end-glue-point="6" svg:d="M1269 2812l1451 1122" svg:viewBox="0 0 1452 1123">
          <text:p/>
        </draw:connector>
        <draw:connector draw:style-name="gr2" draw:text-style-name="P3" draw:layer="layout" draw:type="line" svg:x1="7.293cm" svg:y1="3.3cm" svg:x2="7.292cm" svg:y2="1.497cm" draw:start-shape="id14" draw:start-glue-point="4" draw:end-shape="id15" draw:end-glue-point="8" svg:d="M7293 3300l-1-1803" svg:viewBox="0 0 2 1804">
          <text:p/>
        </draw:connector>
        <draw:connector draw:style-name="gr2" draw:text-style-name="P3" draw:layer="layout" draw:type="line" svg:x1="4.064cm" svg:y1="3.934cm" svg:x2="6.621cm" svg:y2="3.934cm" draw:start-shape="id13" draw:start-glue-point="10" draw:end-shape="id14" draw:end-glue-point="6" svg:d="M4064 3934h2557" svg:viewBox="0 0 2558 1">
          <text:p/>
        </draw:connector>
        <draw:connector draw:style-name="gr2" draw:text-style-name="P3" draw:layer="layout" draw:type="line" svg:x1="4.063cm" svg:y1="0.864cm" svg:x2="6.62cm" svg:y2="0.864cm" draw:start-shape="id12" draw:start-glue-point="10" draw:end-shape="id15" draw:end-glue-point="6" svg:d="M4063 864h2557" svg:viewBox="0 0 2558 1">
          <text:p/>
        </draw:connector>
        <draw:connector draw:style-name="gr2" draw:text-style-name="P3" draw:layer="layout" draw:type="line" svg:x1="3.868cm" svg:y1="3.485cm" svg:x2="6.816cm" svg:y2="1.312cm" draw:start-shape="id13" draw:start-glue-point="11" draw:end-shape="id15" draw:end-glue-point="7" svg:d="M3868 3485l2948-2173" svg:viewBox="0 0 2949 2174">
          <text:p/>
        </draw:connector>
        <draw:connector draw:style-name="gr2" draw:text-style-name="P3" draw:layer="layout" draw:type="line" svg:x1="3.867cm" svg:y1="1.312cm" svg:x2="6.817cm" svg:y2="3.485cm" draw:start-shape="id12" draw:start-glue-point="9" draw:end-shape="id14" draw:end-glue-point="5" svg:d="M3867 1312l2950 2173" svg:viewBox="0 0 2951 2174">
          <text:p/>
        </draw:connector>
        <draw:connector draw:style-name="gr2" draw:text-style-name="P3" draw:layer="layout" draw:type="line" svg:x1="9.417cm" svg:y1="1.915cm" svg:x2="7.964cm" svg:y2="0.864cm" draw:start-shape="id16" draw:start-glue-point="5" draw:end-shape="id15" draw:end-glue-point="10" svg:d="M9417 1915l-1453-1051" svg:viewBox="0 0 1454 1052">
          <text:p/>
        </draw:connector>
        <draw:connector draw:style-name="gr2" draw:text-style-name="P3" draw:layer="layout" draw:type="line" svg:x1="9.417cm" svg:y1="2.812cm" svg:x2="7.965cm" svg:y2="3.934cm" draw:start-shape="id16" draw:start-glue-point="7" draw:end-shape="id14" draw:end-glue-point="10" svg:d="M9417 2812l-1452 1122" svg:viewBox="0 0 1453 1123">
          <text:p/>
        </draw:connector>
        <draw:line draw:style-name="gr14" draw:text-style-name="P3" draw:layer="layout" svg:x1="2.487cm" svg:y1="4.114cm" svg:x2="1.1cm" svg:y2="3cm">
          <text:p/>
        </draw:line>
      </draw:page>
      <draw:page draw:name="page10" draw:style-name="dp1" draw:master-page-name="Default">
        <draw:custom-shape draw:style-name="gr1" draw:text-style-name="P2" xml:id="id20" draw:id="id20" draw:layer="layout" svg:width="1.344cm" svg:height="1.267cm" svg:x="0.414cm" svg:y="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7" draw:id="id17" draw:layer="layout" svg:width="1.344cm" svg:height="1.267cm" svg:x="3.67cm" svg:y="0.34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344cm" svg:height="1.267cm" svg:x="4.634cm" svg:y="4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344cm" svg:height="1.267cm" svg:x="4.634cm" svg:y="2.1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344cm" svg:height="1.267cm" svg:x="0.415cm" svg:y="2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5.814cm" svg:y1="4.42cm" svg:x2="5.814cm" svg:y2="3.22cm">
          <text:p/>
        </draw:line>
        <draw:frame draw:style-name="gr6" draw:text-style-name="P7" draw:layer="layout" svg:width="0.9cm" svg:height="0.962cm" svg:x="5.614cm" svg:y="3.538cm">
          <draw:text-box>
            <text:p text:style-name="P6">1</text:p>
          </draw:text-box>
        </draw:frame>
        <draw:custom-shape draw:style-name="gr4" draw:text-style-name="P5" draw:layer="layout" svg:width="0.896cm" svg:height="0.9cm" svg:x="2.614cm" svg:y="5.514cm">
          <text:p text:style-name="P4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818cm" svg:y1="1.429cm" svg:x2="5.306cm" svg:y2="2.114cm" draw:start-shape="id17" draw:start-glue-point="9" draw:end-shape="id18" draw:end-glue-point="4" svg:d="M4818 1429l488 685" svg:viewBox="0 0 489 686">
          <text:p/>
        </draw:connector>
        <draw:connector draw:style-name="gr17" draw:text-style-name="P3" draw:layer="layout" draw:type="line" svg:x1="5.306cm" svg:y1="3.381cm" svg:x2="5.306cm" svg:y2="4.381cm" draw:start-shape="id18" draw:start-glue-point="8" draw:end-shape="id19" draw:end-glue-point="4" svg:d="M5306 3381v1000" svg:viewBox="0 0 1 1001">
          <text:p/>
        </draw:connector>
        <draw:connector draw:style-name="gr17" draw:text-style-name="P3" draw:layer="layout" draw:type="line" svg:x1="1.758cm" svg:y1="0.948cm" svg:x2="3.67cm" svg:y2="0.981cm" draw:start-shape="id20" draw:start-glue-point="10" draw:end-shape="id17" draw:end-glue-point="6" svg:d="M1758 948l1912 33" svg:viewBox="0 0 1913 34">
          <text:p/>
        </draw:connector>
        <draw:connector draw:style-name="gr2" draw:text-style-name="P3" draw:layer="layout" draw:type="line" svg:x1="1.563cm" svg:y1="2.799cm" svg:x2="3.866cm" svg:y2="1.429cm" draw:start-shape="id21" draw:start-glue-point="11" draw:end-shape="id17" draw:end-glue-point="7" svg:d="M1563 2799l2303-1370" svg:viewBox="0 0 2304 1371">
          <text:p/>
        </draw:connector>
        <draw:connector draw:style-name="gr17" draw:text-style-name="P3" draw:layer="layout" draw:type="line" svg:x1="1.087cm" svg:y1="2.614cm" svg:x2="1.086cm" svg:y2="1.581cm" draw:start-shape="id21" draw:start-glue-point="4" draw:end-shape="id20" draw:end-glue-point="8" svg:d="M1087 2614l-1-1033" svg:viewBox="0 0 2 1034">
          <text:p/>
        </draw:connector>
        <draw:custom-shape draw:style-name="gr1" draw:text-style-name="P2" xml:id="id25" draw:id="id25" draw:layer="layout" svg:width="1.344cm" svg:height="1.267cm" svg:x="7.601cm" svg:y="0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344cm" svg:height="1.267cm" svg:x="10.857cm" svg:y="0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344cm" svg:height="1.267cm" svg:x="11.821cm" svg:y="4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344cm" svg:height="1.267cm" svg:x="11.821cm" svg:y="2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344cm" svg:height="1.267cm" svg:x="7.602cm" svg:y="2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801cm" svg:y="5.528cm">
          <text:p text:style-name="P4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2.005cm" svg:y1="1.443cm" svg:x2="12.493cm" svg:y2="2.128cm" draw:start-shape="id22" draw:start-glue-point="9" draw:end-shape="id23" draw:end-glue-point="4" svg:d="M12005 1443l488 685" svg:viewBox="0 0 489 686">
          <text:p/>
        </draw:connector>
        <draw:connector draw:style-name="gr21" draw:text-style-name="P3" draw:layer="layout" draw:type="line" svg:x1="12.493cm" svg:y1="3.395cm" svg:x2="12.493cm" svg:y2="4.395cm" draw:start-shape="id23" draw:start-glue-point="8" draw:end-shape="id24" draw:end-glue-point="4" svg:d="M12493 3395v1000" svg:viewBox="0 0 1 1001">
          <text:p/>
        </draw:connector>
        <draw:connector draw:style-name="gr17" draw:text-style-name="P3" draw:layer="layout" draw:type="line" svg:x1="8.945cm" svg:y1="0.962cm" svg:x2="10.857cm" svg:y2="0.995cm" draw:start-shape="id25" draw:start-glue-point="10" draw:end-shape="id22" draw:end-glue-point="6" svg:d="M8945 962l1912 33" svg:viewBox="0 0 1913 34">
          <text:p/>
        </draw:connector>
        <draw:connector draw:style-name="gr17" draw:text-style-name="P3" draw:layer="layout" draw:type="line" svg:x1="8.75cm" svg:y1="2.813cm" svg:x2="11.053cm" svg:y2="1.443cm" draw:start-shape="id26" draw:start-glue-point="11" draw:end-shape="id22" draw:end-glue-point="7" svg:d="M8750 2813l2303-1370" svg:viewBox="0 0 2304 1371">
          <text:p/>
        </draw:connector>
        <draw:connector draw:style-name="gr17" draw:text-style-name="P3" draw:layer="layout" draw:type="line" svg:x1="8.274cm" svg:y1="2.628cm" svg:x2="8.273cm" svg:y2="1.595cm" draw:start-shape="id26" draw:start-glue-point="4" draw:end-shape="id25" draw:end-glue-point="8" svg:d="M8274 2628l-1-1033" svg:viewBox="0 0 2 1034">
          <text:p/>
        </draw:connector>
        <draw:line draw:style-name="gr14" draw:text-style-name="P3" draw:layer="layout" svg:x1="5.6cm" svg:y1="2cm" svg:x2="5cm" svg:y2="1.2cm">
          <text:p/>
        </draw:line>
        <draw:frame draw:style-name="gr6" draw:text-style-name="P7" draw:layer="layout" svg:width="0.9cm" svg:height="0.962cm" svg:x="5.2cm" svg:y="1.038cm">
          <draw:text-box>
            <text:p text:style-name="P6">2</text:p>
          </draw:text-box>
        </draw:frame>
        <draw:line draw:style-name="gr14" draw:text-style-name="P3" draw:layer="layout" svg:x1="3.5cm" svg:y1="0.7cm" svg:x2="1.9cm" svg:y2="0.7cm">
          <text:p/>
        </draw:line>
        <draw:frame draw:style-name="gr6" draw:text-style-name="P7" draw:layer="layout" svg:width="0.9cm" svg:height="0.962cm" svg:x="2.5cm" svg:y="-0.062cm">
          <draw:text-box>
            <text:p text:style-name="P6">3</text:p>
          </draw:text-box>
        </draw:frame>
        <draw:line draw:style-name="gr14" draw:text-style-name="P3" draw:layer="layout" svg:x1="0.8cm" svg:y1="1.6cm" svg:x2="0.8cm" svg:y2="2.6cm">
          <text:p/>
        </draw:line>
        <draw:frame draw:style-name="gr6" draw:text-style-name="P7" draw:layer="layout" svg:width="0.9cm" svg:height="0.962cm" svg:x="0cm" svg:y="1.5cm">
          <draw:text-box>
            <text:p text:style-name="P6">4</text:p>
          </draw:text-box>
        </draw:frame>
        <draw:line draw:style-name="gr14" draw:text-style-name="P3" draw:layer="layout" svg:x1="10.8cm" svg:y1="1.9cm" svg:x2="9.5cm" svg:y2="2.7cm">
          <text:p/>
        </draw:line>
        <draw:frame draw:style-name="gr6" draw:text-style-name="P7" draw:layer="layout" svg:width="0.9cm" svg:height="0.962cm" svg:x="10.1cm" svg:y="1.9cm">
          <draw:text-box>
            <text:p text:style-name="P6">1</text:p>
          </draw:text-box>
        </draw:frame>
        <draw:frame draw:style-name="gr6" draw:text-style-name="P7" draw:layer="layout" svg:width="0.9cm" svg:height="0.962cm" svg:x="7.2cm" svg:y="1.738cm">
          <draw:text-box>
            <text:p text:style-name="P6">2</text:p>
          </draw:text-box>
        </draw:frame>
        <draw:line draw:style-name="gr14" draw:text-style-name="P3" draw:layer="layout" svg:x1="9.2cm" svg:y1="0.7cm" svg:x2="10.8cm" svg:y2="0.7cm">
          <text:p/>
        </draw:line>
        <draw:frame draw:style-name="gr6" draw:text-style-name="P7" draw:layer="layout" svg:width="0.9cm" svg:height="0.962cm" svg:x="9.3cm" svg:y="-0.062cm">
          <draw:text-box>
            <text:p text:style-name="P6">3</text:p>
          </draw:text-box>
        </draw:frame>
        <draw:line draw:style-name="gr14" draw:text-style-name="P3" draw:layer="layout" svg:x1="8cm" svg:y1="2.6cm" svg:x2="8cm" svg:y2="1.6cm">
          <text:p/>
        </draw:line>
      </draw:page>
      <draw:page draw:name="page11" draw:style-name="dp1" draw:master-page-name="Default">
        <draw:custom-shape draw:style-name="gr1" draw:text-style-name="P2" xml:id="id27" draw:id="id27" draw:layer="layout" svg:width="1.344cm" svg:height="1.267cm" svg:x="0.115cm" svg:y="1.51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.344cm" svg:height="1.267cm" svg:x="7.616cm" svg:y="1.51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344cm" svg:height="1.267cm" svg:x="2.616cm" svg:y="0.3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.344cm" svg:height="1.267cm" svg:x="5.117cm" svg:y="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.344cm" svg:height="1.267cm" svg:x="3.88cm" svg:y="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.263cm" svg:y1="1.699cm" svg:x2="2.616cm" svg:y2="0.948cm" draw:start-shape="id27" draw:start-glue-point="11" draw:end-shape="id28" draw:end-glue-point="6" svg:d="M1263 1699l1353-751" svg:viewBox="0 0 1354 752">
          <text:p/>
        </draw:connector>
        <draw:connector draw:style-name="gr2" draw:text-style-name="P3" draw:layer="layout" draw:type="line" svg:x1="1.263cm" svg:y1="2.596cm" svg:x2="3.88cm" svg:y2="3.348cm" draw:start-shape="id27" draw:start-glue-point="9" draw:end-shape="id29" draw:end-glue-point="6" svg:d="M1263 2596l2617 752" svg:viewBox="0 0 2618 753">
          <text:p/>
        </draw:connector>
        <draw:connector draw:style-name="gr2" draw:text-style-name="P3" draw:layer="layout" draw:type="line" svg:x1="5.224cm" svg:y1="3.348cm" svg:x2="7.812cm" svg:y2="2.596cm" draw:start-shape="id29" draw:start-glue-point="10" draw:end-shape="id30" draw:end-glue-point="7" svg:d="M5224 3348l2588-752" svg:viewBox="0 0 2589 753">
          <text:p/>
        </draw:connector>
        <draw:connector draw:style-name="gr2" draw:text-style-name="P3" draw:layer="layout" draw:type="line" svg:x1="6.461cm" svg:y1="0.948cm" svg:x2="7.812cm" svg:y2="1.699cm" draw:start-shape="id31" draw:start-glue-point="10" draw:end-shape="id30" draw:end-glue-point="5" svg:d="M6461 948l1351 751" svg:viewBox="0 0 1352 752">
          <text:p/>
        </draw:connector>
        <draw:connector draw:style-name="gr2" draw:text-style-name="P3" draw:layer="layout" draw:type="line" svg:x1="3.96cm" svg:y1="0.948cm" svg:x2="5.117cm" svg:y2="0.948cm" draw:start-shape="id28" draw:start-glue-point="10" draw:end-shape="id31" draw:end-glue-point="6" svg:d="M3960 948h1157" svg:viewBox="0 0 1158 1">
          <text:p/>
        </draw:connector>
        <draw:line draw:style-name="gr14" draw:text-style-name="P3" draw:layer="layout" svg:x1="1.4cm" svg:y1="1.32cm" svg:x2="2.5cm" svg:y2="0.72cm">
          <text:p/>
        </draw:line>
        <draw:frame draw:style-name="gr22" draw:text-style-name="P7" draw:layer="layout" svg:width="1.3cm" svg:height="0.962cm" svg:x="0.9cm" svg:y="0.3cm">
          <draw:text-box>
            <text:p text:style-name="P6">25</text:p>
          </draw:text-box>
        </draw:frame>
        <draw:line draw:style-name="gr14" draw:text-style-name="P3" draw:layer="layout" svg:x1="4cm" svg:y1="0.717cm" svg:x2="5.101cm" svg:y2="0.717cm">
          <text:p/>
        </draw:line>
        <draw:frame draw:style-name="gr22" draw:text-style-name="P7" draw:layer="layout" svg:width="1.3cm" svg:height="0.962cm" svg:x="3.8cm" svg:y="-0.186cm">
          <draw:text-box>
            <text:p text:style-name="P6">10</text:p>
          </draw:text-box>
        </draw:frame>
        <draw:line draw:style-name="gr14" draw:text-style-name="P3" draw:layer="layout" svg:x1="6.8cm" svg:y1="0.834cm" svg:x2="7.9cm" svg:y2="1.434cm">
          <text:p/>
        </draw:line>
        <draw:frame draw:style-name="gr23" draw:text-style-name="P7" draw:layer="layout" svg:width="2cm" svg:height="0.962cm" svg:x="6.8cm" svg:y="0.2cm">
          <draw:text-box>
            <text:p text:style-name="P6">9001</text:p>
          </draw:text-box>
        </draw:frame>
        <draw:frame draw:style-name="gr23" draw:text-style-name="P20" draw:layer="layout" svg:width="2cm" svg:height="0.962cm" svg:x="8.6cm" svg:y="1cm">
          <draw:text-box>
            <text:p text:style-name="P19"><text:span text:style-name="T8">9</text:span><text:span text:style-name="T8">0</text:span><text:span text:style-name="T8">3</text:span><text:span text:style-name="T8">6</text:span></text:p>
          </draw:text-box>
        </draw:frame>
        <draw:line draw:style-name="gr24" draw:text-style-name="P3" draw:layer="layout" svg:x1="1.5cm" svg:y1="2.934cm" svg:x2="3.1cm" svg:y2="3.4cm">
          <text:p/>
        </draw:line>
        <draw:frame draw:style-name="gr22" draw:text-style-name="P7" draw:layer="layout" svg:width="1.3cm" svg:height="0.962cm" svg:x="1.3cm" svg:y="3.038cm">
          <draw:text-box>
            <text:p text:style-name="P6">23</text:p>
          </draw:text-box>
        </draw:frame>
        <draw:line draw:style-name="gr24" draw:text-style-name="P3" draw:layer="layout" svg:x1="6cm" svg:y1="3.4cm" svg:x2="7.6cm" svg:y2="2.934cm">
          <text:p/>
        </draw:line>
        <draw:frame draw:style-name="gr22" draw:text-style-name="P7" draw:layer="layout" svg:width="1.3cm" svg:height="0.962cm" svg:x="6.2cm" svg:y="3.1cm">
          <draw:text-box>
            <text:p text:style-name="P6">40</text:p>
          </draw:text-box>
        </draw:frame>
        <draw:frame draw:style-name="gr22" draw:text-style-name="P11" draw:layer="layout" svg:width="1.3cm" svg:height="0.962cm" svg:x="8.6cm" svg:y="2.338cm">
          <draw:text-box>
            <text:p text:style-name="P10"><text:span text:style-name="T9">6</text:span><text:span text:style-name="T9">3</text:span></text:p>
          </draw:text-box>
        </draw:frame>
        <draw:frame draw:style-name="gr22" draw:text-style-name="P22" draw:layer="layout" svg:width="4.3cm" svg:height="0.962cm" svg:x="7.8cm" svg:y="2.9cm">
          <draw:text-box>
            <text:p text:style-name="P21"><text:span text:style-name="T7">S</text:span><text:span text:style-name="T7">h</text:span><text:span text:style-name="T7">o</text:span><text:span text:style-name="T7">rt</text:span><text:span text:style-name="T7">e</text:span><text:span text:style-name="T7">s</text:span><text:span text:style-name="T7">t </text:span><text:span text:style-name="T7">p</text:span><text:span text:style-name="T7">a</text:span><text:span text:style-name="T7">t</text:span><text:span text:style-name="T7">h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11.9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1-21T16:43:16.325620655</dc:date>
    <meta:editing-duration>PT20H47M27S</meta:editing-duration>
    <meta:editing-cycles>155</meta:editing-cycles>
    <meta:generator>LibreOffice/6.4.6.2$Linux_X86_64 LibreOffice_project/40$Build-2</meta:generator>
    <meta:document-statistic meta:object-count="293"/>
  </office:meta>
</office:document-meta>
</file>